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5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7.8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4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7">
      <style:text-properties fo:font-size="12pt" style:font-size-asian="12pt" style:font-size-complex="12pt"/>
    </style:style>
  </office:automatic-styles>
  <office:body>
    <office:spreadsheet>
      <table:table table:name="vo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tag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AGE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ātri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rium, main ro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ācron</text:p>
          </table:table-cell>
          <table:table-cell office:value-type="string" calcext:value-type="string">
            <text:p>altR+shift+3</text:p>
          </table:table-cell>
          <table:table-cell office:value-type="string" calcext:value-type="string">
            <text:p>altR+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i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in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achia</text:p>
          </table:table-cell>
          <table:table-cell office:value-type="string" calcext:value-type="string">
            <text:p>altR+shift+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b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rcunsp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roun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ā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o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qu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īn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t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rm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lee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et o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īl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coundrel!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rt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rd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nt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rā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bō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or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āt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ar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ā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ēns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l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ti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st!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jum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i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ri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i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v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av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r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nor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an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r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et u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blin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dy, offi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iclīni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ing roo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ee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ic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ien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cil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ave-girl, mai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gentār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k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ea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ave din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ōnsū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a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qu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o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l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lea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t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p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i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s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ast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app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u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ai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c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ch, be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nific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agnificentl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rcā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rcha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ō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u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t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good, excell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āv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o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cū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e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arr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um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cl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pon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pl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ū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ree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v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llo!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a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āv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weetl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īll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u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īs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visi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tup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ur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er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p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atisfie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s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ea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ducated, skilfu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ū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ea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c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ook!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heu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h dear! oh no!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u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ōc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ercel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tron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ub, stic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b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av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ān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n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osely, carefull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ti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t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o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g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guag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i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v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ip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ek, to attac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ctū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ctur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ain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us, ū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rbou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a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lcher, chra, ch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autifu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ls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knock, to bea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fo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tu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mile, to laug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t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noug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ber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, i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n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ol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b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rik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a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ūs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ccus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c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nu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n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sili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u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rasp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id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x table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vin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nvince, to convic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tīdi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il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ūr?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u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b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w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fro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ri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es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a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dex, i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dg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dax, dā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a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terr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errifie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ē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e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ov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nes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?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ive bac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ēs, r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ng, cas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p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way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l, sig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ev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nes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ā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liver, to hand ov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ū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you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?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ere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bs, urb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su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her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su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ou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ric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rm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u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l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ām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ut, uproa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urr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a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urray!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ābu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ry, pla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ak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ēmi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me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di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oda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ven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oung ma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mai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y, mi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n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untai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l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uc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u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o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sseng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s, 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tio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dl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tor, o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phe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u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pplau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t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el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er, e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ē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ie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us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ēmisom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alf asleep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ex, se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ld ma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āt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atr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w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x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f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m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ēx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nno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minist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aft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ove, to impe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vā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is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ick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mō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ved, arouse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gument, dispu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i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droom, cub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d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u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c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xci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l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asi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ī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urr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de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aithfu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ūr, fū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e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ie dow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urge o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nfāns, īnfa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ug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ī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invi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this wa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ri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r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ppi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īb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t fre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er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-slave, freedma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larg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r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ell, to narra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ki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hin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pt, unless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v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ōl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me time ago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e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mos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ān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ea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epar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v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throug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s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k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qu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en, aft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u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laim, to de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gh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becaus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s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pens, e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nak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v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keep, to sav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ō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on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st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onc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ō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dden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p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vercom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i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ilent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ea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your, yours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āg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ry, to wai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ld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trong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phitheāt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phitheatr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ār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ppea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ēnā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d, aren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e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autiousl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ntur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nturio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ō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rrange, to compos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bser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īn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i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m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wit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aft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pō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posi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er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erte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pē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spai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arefull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e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part, to lea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vānes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vanis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li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xplai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ēle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ass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erhaps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diā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diato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or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r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mpt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yesterda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ō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pes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es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nsā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d, craz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p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xami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lle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understan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d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de of sto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c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ū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i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ū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o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p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l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īrāb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xtraordinary, strang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n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r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a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x, noc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gh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l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tim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ery wel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a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ī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ōcē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dvance, to procee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rticular, prop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cun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con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lv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ds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licitūs, a, 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urbed, worrie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ēl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i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nci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ō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ess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ilen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righte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id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rvousl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h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a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i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ni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u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ow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b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os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l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od bye!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ipel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hat changes its ski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b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v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ali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iuv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el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nos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cogniz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ter, tera, te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n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stonishe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ciss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ery bold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c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ol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nig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kin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s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as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stiārius, 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ast-fighter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ev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ēb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elebrat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rime, a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fas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v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īv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ize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nnec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ill u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rres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i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ceiv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trin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aw, to unsheath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es, ē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iv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ur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esent, to bring fort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sur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hungr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vī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voi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clā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ou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ed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ghtly arme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h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aw ou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rociou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rav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erce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o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ūstrā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va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g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un away, to fle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dius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or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v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rious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īc, haec, hō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āv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zi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āv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wardly, laz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mīc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nem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f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urd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rā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angr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m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ick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nific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gnificent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s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 release, sending awa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r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at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rmillō, nī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villy armed gladiato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tā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f one's birt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nnounc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dorm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 fall aslee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mell, to snif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st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ow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d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ēs, pe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lex, i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um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t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eā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ward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ōvo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halleng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igh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ētiārius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-fight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tin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old back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dicu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idiculous, sil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ōmā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ma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e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fte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nguis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ēnā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nato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oun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ā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ctac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ī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r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len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plendi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s, thei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ist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a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mpe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bulen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gitate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ū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ng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hem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olent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ēnā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nting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ur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nn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uln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oun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laest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y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ī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i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ccep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ger, gra, g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ck, ill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odȳtēr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ging roo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thlē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hlet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en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gre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n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arius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i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oit, discu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da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ō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f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li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hoos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hrow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vo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ly awa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arr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ā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roke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ear, to dres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ā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anks, obligatio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e, a, u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a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du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ut on, to dres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u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iscov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er, era, e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ā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the morning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s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s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xcessiv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v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w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ff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ff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c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are me!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p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oo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p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poo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cu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rik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ō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u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icus, ū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nnad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, behin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lch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eautiful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me back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rt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tu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rmae, ā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h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g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g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o awa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īt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difi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uil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s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ī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cien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hite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ilder, architec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on fi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gūmen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of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c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tho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a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arbaria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nkeep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u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los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ōvers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bat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hrow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l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stro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sen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rgu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ach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o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li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ucky, happ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āter, t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th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b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iv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ū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itā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itato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i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en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ze, fi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ēli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lucky, unhapp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ti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dlar, street vendo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, ea, 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e, she, i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er, b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ong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jor, or, 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igg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ī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sban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lior, 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tt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!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an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thetic, pitiful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ō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x, pā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ilosoph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ilosoph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scī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d, pool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ns, 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g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ēmō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īdi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 next da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m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fit, rewar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ȳramis, i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yrami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m, quam, quo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hētor, o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ch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e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nio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stupi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ur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hisp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ī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erywhe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ō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you (pl.)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dd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īc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friendly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i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s, donkey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il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lp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ba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didā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ndidat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dex, i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head, idio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ōg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nsid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fa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ake togeth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a, pla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ather, to mee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ē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rust, to have faith i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is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op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ves, i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ic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vīs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son hired to bribe elector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ffug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scap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rā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ras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u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pport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v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avour, to give support to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s, ge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mily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crip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iting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ō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īberāl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generou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dac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deceitfu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ūr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ōb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bl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ster, tra, t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u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ōrā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ec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īculō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angerou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ō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omis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ō?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ize, to grab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s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o tea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ip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it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ior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ld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b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imself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ci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upport, to undertak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s muc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tu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tice, titl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ū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you (sing.)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ūtil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usefu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īberā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generou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leas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tupid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r, virī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 table:number-rows-repeated="104804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ol1_sort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3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tag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b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o awa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ī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īt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su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ou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i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ccep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ūs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ccus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dd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uv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el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minist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aft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su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her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difi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uil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ger, gra, g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ck, ill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ove, to impe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nos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cogniz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c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ric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rm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ter, tera, te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u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l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īc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friendly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c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ien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s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phitheāt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phitheatr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cil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ave-girl, mai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ī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cien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nu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n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er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p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odȳtēr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ging roo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ār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ppea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hite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ilder, architec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on fi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ēnā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d, aren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gentār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k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gūmen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of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i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s, donkey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thlē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hlet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tri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rium, main roo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n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stonishe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c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tho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ciss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ery bold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c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ol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ea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il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lp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vā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is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ba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a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arbaria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sili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u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nig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kin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s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as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stiārius, 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ast-fighter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in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e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ev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didā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ndidat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rasp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dex, i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head, idio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nkeep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autiousl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ēb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elebrat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ick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rime, a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fas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id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ave din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ntur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nturio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x table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v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b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rcunsp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roun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īv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ize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ā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o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ām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ut, uproa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u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los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ōg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nsid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nnec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mō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ved, arouse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ill u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ō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rrange, to compos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rres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fa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ake togeth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en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gre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a, pla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bser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ōnsū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a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urr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gument, dispu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atisfie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ōvers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bat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ather, to mee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vin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nvince, to convic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qu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o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qu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tīdi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il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ē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rust, to have faith i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īn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i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i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droom, cub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īn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t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m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wit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n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ūr?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aft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u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d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u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b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w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i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ceiv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hrow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l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lea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l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stro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arius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i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pō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posi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er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erte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is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op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pē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spai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trin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aw, to unsheath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a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es, ē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arefull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e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part, to lea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s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ea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oit, discu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sen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rgu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ves, i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ic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vīs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son hired to bribe elector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iv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ach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ducated, skilfu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ur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da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t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ō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f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rm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lee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ū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ea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fro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c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ook!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esent, to bring fort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ffug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scap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heu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h dear! oh no!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li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hoos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hrow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u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o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rā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ras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sur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hungr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urray!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vānes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vanis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vī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voi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vo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ly awa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c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xci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clā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ou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et o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ed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ghtly arme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li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xplai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p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i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h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aw ou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ābu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ry, pla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l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asi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ak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u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pport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v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avour, to give support to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ēle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li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ucky, happ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ēmi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me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arr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ōc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ercel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rociou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ī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urr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de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aithfu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īl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ass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erhaps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tron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rav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erce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ā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roke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āter, t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th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o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ūstrā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va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g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un away, to fle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ūr, fū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e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coundrel!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ub, stic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s, ge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mily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ear, to dres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diā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diato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or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dius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or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ā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anks, obligatio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v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rious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s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ast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b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av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b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iv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r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mpt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yesterda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īc, haec, hō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di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oda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ō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rt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rd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pes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es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ū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ie dow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ān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āv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zi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āv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wardly, laz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e, a, u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a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itā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itato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i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ri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es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en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ze, fi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urge o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du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ut on, to dres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nfāns, īnfa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ēli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lucky, unhapp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ug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mīc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nem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a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nsā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d, craz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crip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iting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p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xami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ti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dlar, street vendo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lle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understan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n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osely, carefull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f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urd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nt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ō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u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iscov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ī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invi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rā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angr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rā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, ea, 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e, she, i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this wa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dex, i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dg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ven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oung ma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bō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or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ri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r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ppi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app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m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ick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d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de of sto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ti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t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āt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ar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u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ai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c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ch, be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o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er, b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er, era, e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īberā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generou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īberāl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generou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īb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t fre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er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-slave, freedma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g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guag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c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ong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ū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i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ū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o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p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l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nific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agnificentl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nific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gnificent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i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jor, or, 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igg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ā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the morning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mai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ī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sban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ā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larg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lior, 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tt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dac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deceitfu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dax, dā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a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ēns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l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rcā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rcha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y, mi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!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īrāb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xtraordinary, strang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an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thetic, pitiful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s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 release, sending awa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n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n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untai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r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at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r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a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l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uc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rmillō, nī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villy armed gladiato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ūr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r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ell, to narra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s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s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tā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f one's birt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u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o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v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ip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ki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hin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xcessiv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pt, unless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ōb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bl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ō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ō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ster, tra, t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u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v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w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x, noc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gh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l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u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v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nnounc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sseng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dorm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 fall aslee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ff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ff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mell, to snif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ōl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me time ago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s, 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tim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ery wel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t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good, excell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ōrā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ec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st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ow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tio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dl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e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mos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laest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y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ān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ea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c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are me!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epar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v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tor, o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phe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p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oo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p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poo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āv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o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x, pā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cū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e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d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throug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cu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rik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īculō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angerou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terr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errifie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ēs, pe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a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ti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st!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ek, to attac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ilosoph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ilosoph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ctū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ctur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ain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scī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d, pool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s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k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leas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u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pplau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ē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e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lex, i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um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ō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u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ns, 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g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t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t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icus, ū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nnad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arr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us, ū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rbou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, behin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eā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ward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qu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en, aft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ēmō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īdi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 next da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u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laim, to de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m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fit, rewar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ī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ov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nes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ōcē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dvance, to procee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ō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omis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a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rticular, prop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ōvo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halleng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el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er, e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gh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igh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lcher, chra, ch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autifu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lch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eautiful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ls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knock, to bea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ȳramis, i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yrami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fo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m, quam, quo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ē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ie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?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ō?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becaus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ize, to grab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um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cl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ive bac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me back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ēs, r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ng, cas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pon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pl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ētiārius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-fight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tin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old back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tu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hētor, o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ch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mile, to laug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dicu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idiculous, sil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s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ōmā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ma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us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e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fte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jum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ū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ree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v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llo!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nguis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t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noug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s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o tea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i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ri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ip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it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cun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con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i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ēmisom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alf asleep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p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way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ēnā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nato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ex, se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ld ma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ior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ld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e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nio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pens, e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nak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v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keep, to sav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v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av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b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imself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l, sig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lv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ds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licitūs, a, 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urbed, worrie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ō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on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oun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rt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st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ā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ctac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a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ī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r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len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plendi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onc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tu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ēl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r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nor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i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nci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an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ō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ess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stupi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tupid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āv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weetl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ō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dden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p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vercom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r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et u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ci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upport, to undertak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ur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hisp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s, thei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ber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, i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blin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dy, offi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ilen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i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ilent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ev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s muc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n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ol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righte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nes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āt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atr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rmae, ā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h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ea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id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rvousl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tu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tice, titl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g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g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ā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liver, to hand ov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h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a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iclīni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ing roo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ist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a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ū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you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ū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you (sing.)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mpe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i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ni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w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bulen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gitate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your, yours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?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ere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ī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erywhe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u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ow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b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os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ū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ng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bs, urb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ūtil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usefu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x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f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āg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ry, to wai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ld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trong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l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od bye!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hem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olent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ēnā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nting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m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b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rik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ipel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hat changes its ski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ur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ēx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nno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ee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b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nn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īll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u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r, virī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īs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visi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tup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ur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v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ali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a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ō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you (pl.)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uln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oun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number-rows-repeated="1048037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ol1.A485:vol1.C527">
          <table:sort>
            <table:sort-by table:field-number="0" table:data-type="automatic"/>
          </table:sort>
        </table:database-range>
        <table:database-range table:name="__Anonymous_Sheet_DB__1" table:target-range-address="vol1_sorted.A1:vol1_sorted.D5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09:41:22.138921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antas</meta:initial-creator>
    <meta:creation-date>2016-07-20T23:21:00.363374305</meta:creation-date>
    <meta:generator>LibreOffice/4.2.8.2$Linux_X86_64 LibreOffice_project/420m0$Build-2</meta:generator>
    <dc:date>2017-01-05T13:19:24.078591810</dc:date>
    <dc:creator>Daniel Dantas</dc:creator>
    <meta:editing-duration>P7DT8H8M54S</meta:editing-duration>
    <meta:editing-cycles>108</meta:editing-cycles>
    <meta:document-statistic meta:table-count="2" meta:cell-count="4178" meta:object-count="0"/>
  </office:meta>
</office:document-meta>
</file>